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1">
      <style:paragraph-properties fo:margin-top="0in" fo:margin-bottom="0in" fo:padding="0.0193in" fo:border="0.0008in solid #d9d9e3"/>
    </style:style>
    <style:style style:name="P8" style:family="paragraph" style:parent-style-name="Text_20_body" style:list-style-name="L2">
      <style:paragraph-properties fo:margin-top="0in" fo:margin-bottom="0in" fo:padding="0.0193in" fo:border="0.0008in solid #d9d9e3"/>
    </style:style>
    <style:style style:name="P9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5">
      <style:paragraph-properties fo:margin-top="0in" fo:margin-bottom="0in"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3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0422425432091705" text:style-name="L1">
        <text:list-item>
          <text:p text:style-name="P2"><text:span text:style-name="Strong_20_Emphasis"><text:line-break/>Чем отличаются загрузки скриптов async и defer?</text:span></text:p>
          <text:list>
            <text:list-item>
              <text:p text:style-name="P7">Скрипты <text:span text:style-name="Source_20_Text">async</text:span> загружаются параллельно и выполняются сразу после загрузки, не блокируя контент. Скрипты <text:span text:style-name="Source_20_Text">defer</text:span> также загружаются параллельно, но выполняются после завершения парсинга HTML в порядке появления в документе.</text:p>
            </text:list-item>
          </text:list>
        </text:list-item>
        <text:list-item>
          <text:p text:style-name="P2"><text:span text:style-name="Strong_20_Emphasis">Каким образом мы можем выделить нужные нам элементы в DOM дереве?</text:span></text:p>
          <text:list>
            <text:list-item>
              <text:p text:style-name="P7">С использованием методов JavaScript, таких как <text:span text:style-name="Source_20_Text">getElementById</text:span>, <text:span text:style-name="Source_20_Text">getElementsByClassName</text:span>, <text:span text:style-name="Source_20_Text">getElementsByTagName</text:span>, <text:span text:style-name="Source_20_Text">querySelector</text:span>, и <text:span text:style-name="Source_20_Text">querySelectorAll</text:span>.</text:p>
            </text:list-item>
          </text:list>
        </text:list-item>
        <text:list-item>
          <text:p text:style-name="P2"><text:span text:style-name="Strong_20_Emphasis">Каким образом мы можем добавить новый элемент в наше дерево?</text:span></text:p>
          <text:list>
            <text:list-item>
              <text:p text:style-name="P7">С помощью метода <text:span text:style-name="Source_20_Text">createElement</text:span> для создания нового элемента, и затем методов <text:span text:style-name="Source_20_Text">appendChild</text:span> или <text:span text:style-name="Source_20_Text">insertBefore</text:span> для добавления его в родительский элемент.</text:p>
            </text:list-item>
          </text:list>
        </text:list-item>
        <text:list-item>
          <text:p text:style-name="P2"><text:span text:style-name="Strong_20_Emphasis">Какими способами мы можно изменить стили элемента средствами JS?</text:span></text:p>
          <text:list>
            <text:list-item>
              <text:p text:style-name="P7">С использованием свойства <text:span text:style-name="Source_20_Text">style</text:span> элемента, метода <text:span text:style-name="Source_20_Text">setAttribute</text:span>, или добавления/удаления классов через свойство <text:span text:style-name="Source_20_Text">className</text:span>.</text:p>
            </text:list-item>
          </text:list>
        </text:list-item>
        <text:list-item>
          <text:p text:style-name="P2"><text:span text:style-name="Strong_20_Emphasis">Что такое событие в JS?</text:span></text:p>
          <text:list>
            <text:list-item>
              <text:p text:style-name="P7">Событие в JavaScript - это действие или изменение, происходящее в браузере, на которое можно отреагировать с помощью JavaScript.</text:p>
            </text:list-item>
          </text:list>
        </text:list-item>
        <text:list-item>
          <text:p text:style-name="P2"><text:span text:style-name="Strong_20_Emphasis">Какие события вы знаете?</text:span></text:p>
          <text:list>
            <text:list-item>
              <text:p text:style-name="P7"><text:span text:style-name="Source_20_Text">Click</text:span>, <text:span text:style-name="Source_20_Text">submit</text:span>, <text:span text:style-name="Source_20_Text">keydown</text:span>, <text:span text:style-name="Source_20_Text">mouseover</text:span>, <text:span text:style-name="Source_20_Text">load</text:span>, <text:span text:style-name="Source_20_Text">change</text:span> и другие.</text:p>
            </text:list-item>
          </text:list>
        </text:list-item>
        <text:list-item>
          <text:p text:style-name="P2"><text:span text:style-name="Strong_20_Emphasis">Разница между </text:span><text:span text:style-name="Strong_20_Emphasis"><text:span text:style-name="Source_20_Text">event.target</text:span></text:span><text:span text:style-name="Strong_20_Emphasis"> и </text:span><text:span text:style-name="Strong_20_Emphasis"><text:span text:style-name="Source_20_Text">event.currentTarget</text:span></text:span><text:span text:style-name="Strong_20_Emphasis">?</text:span></text:p>
          <text:list>
            <text:list-item>
              <text:p text:style-name="P7"><text:span text:style-name="Source_20_Text">event.target</text:span> указывает на элемент, который вызвал событие, в то время как <text:span text:style-name="Source_20_Text">event.currentTarget</text:span> указывает на элемент, к которому прикреплен обработчик события.</text:p>
            </text:list-item>
          </text:list>
        </text:list-item>
        <text:list-item>
          <text:p text:style-name="P2"><text:span text:style-name="Strong_20_Emphasis">Как обратиться к значению input через js?</text:span></text:p>
          <text:list>
            <text:list-item>
              <text:p text:style-name="P7"><text:span text:style-name="Source_20_Text">document.getElementById('id_элемента').value</text:span> или <text:span text:style-name="Source_20_Text">document.querySelector('input').value</text:span>.</text:p>
            </text:list-item>
          </text:list>
        </text:list-item>
        <text:list-item>
          <text:p text:style-name="P2"><text:span text:style-name="Strong_20_Emphasis">Как можно убрать дефолтное поведение события?</text:span></text:p>
          <text:list>
            <text:list-item>
              <text:p text:style-name="P7">С помощью метода <text:span text:style-name="Source_20_Text">preventDefault()</text:span>, вызываемого на объекте события.</text:p>
            </text:list-item>
          </text:list>
        </text:list-item>
        <text:list-item>
          <text:p text:style-name="P2"><text:span text:style-name="Strong_20_Emphasis">Что такое всплытие? Как мы можем его отменить?</text:span></text:p>
          <text:list>
            <text:list-item>
              <text:p text:style-name="P7">Всплытие (bubbling) - это процесс восходящего распространения события от вложенных элементов к более высокоуровневым. Чтобы отменить всплытие, используется метод <text:span text:style-name="Source_20_Text">stopPropagation()</text:span>.</text:p>
            </text:list-item>
          </text:list>
        </text:list-item>
        <text:list-item>
          <text:p text:style-name="P2"><text:span text:style-name="Strong_20_Emphasis">Как нам добавить элемент в начало родительского элемента?</text:span></text:p>
          <text:list>
            <text:list-item>
              <text:p text:style-name="P2">С помощью метода <text:span text:style-name="Source_20_Text">insertBefore</text:span> и указания <text:span text:style-name="Source_20_Text">null</text:span> или первого дочернего элемента вторым аргументом.</text:p>
            </text:list-item>
          </text:list>
        </text:list-item>
      </text:list>
      <text:p text:style-name="Horizontal_20_Line"/>
      <text:list xml:id="list4095457839597282991" text:style-name="L2">
        <text:list-item>
          <text:p text:style-name="P3"><text:soft-page-break/><text:span text:style-name="Strong_20_Emphasis">Какие две основные парадигмы в программировании?</text:span></text:p>
          <text:list>
            <text:list-item>
              <text:p text:style-name="P8"><text:span text:style-name="Strong_20_Emphasis">Ответ:</text:span> Процедурное программирование и Объектно-ориентированное программирование.</text:p>
            </text:list-item>
          </text:list>
        </text:list-item>
        <text:list-item>
          <text:p text:style-name="P3"><text:span text:style-name="Strong_20_Emphasis">Что такое ООП? Какие основные концепции ООП вы знаете?</text:span></text:p>
          <text:list>
            <text:list-item>
              <text:p text:style-name="P8"><text:span text:style-name="Strong_20_Emphasis">Ответ:</text:span> Объектно-ориентированное программирование - это парадигма программирования, основанная на концепции объектов, которые могут содержать данные в виде полей (свойств) и кода в виде процедур (методов). Основные концепции: инкапсуляция, наследование и полиморфизм.</text:p>
            </text:list-item>
          </text:list>
        </text:list-item>
        <text:list-item>
          <text:p text:style-name="P3"><text:span text:style-name="Strong_20_Emphasis">Что такое прототипирование наследие?</text:span></text:p>
          <text:list>
            <text:list-item>
              <text:p text:style-name="P8"><text:span text:style-name="Strong_20_Emphasis">Ответ:</text:span> Прототипирование наследия в JavaScript - это механизм, при котором объект может наследовать свойства и методы другого объекта, называемого прототипом.</text:p>
            </text:list-item>
          </text:list>
        </text:list-item>
        <text:list-item>
          <text:p text:style-name="P3"><text:span text:style-name="Strong_20_Emphasis">В чем разница между </text:span><text:span text:style-name="Strong_20_Emphasis"><text:span text:style-name="Source_20_Text">prototype</text:span></text:span><text:span text:style-name="Strong_20_Emphasis"> и </text:span><text:span text:style-name="Strong_20_Emphasis"><text:span text:style-name="Source_20_Text">__proto__</text:span></text:span><text:span text:style-name="Strong_20_Emphasis">?</text:span></text:p>
          <text:list>
            <text:list-item>
              <text:p text:style-name="P8"><text:span text:style-name="Strong_20_Emphasis">Ответ:</text:span> <text:span text:style-name="Source_20_Text">prototype</text:span> - это свойство функции-конструктора, используемое для определения прототипа объектов, создаваемых этой функцией. <text:span text:style-name="Source_20_Text">__proto__</text:span> - это ссылка на прототип объекта, доступная у всех объектов в JavaScript.</text:p>
            </text:list-item>
          </text:list>
        </text:list-item>
        <text:list-item>
          <text:p text:style-name="P3"><text:span text:style-name="Strong_20_Emphasis">Что такое </text:span><text:span text:style-name="Strong_20_Emphasis"><text:span text:style-name="Source_20_Text">this</text:span></text:span><text:span text:style-name="Strong_20_Emphasis"> в объекте?</text:span></text:p>
          <text:list>
            <text:list-item>
              <text:p text:style-name="P8"><text:span text:style-name="Strong_20_Emphasis">Ответ:</text:span> В контексте объекта, <text:span text:style-name="Source_20_Text">this</text:span> - это ссылка на текущий объект, к которому относится вызываемый метод.</text:p>
            </text:list-item>
          </text:list>
        </text:list-item>
        <text:list-item>
          <text:p text:style-name="P3"><text:span text:style-name="Strong_20_Emphasis">Чему равно последнее значение в цепочке прототипов?</text:span></text:p>
          <text:list>
            <text:list-item>
              <text:p text:style-name="P8"><text:span text:style-name="Strong_20_Emphasis">Ответ:</text:span> <text:span text:style-name="Source_20_Text">null</text:span>.</text:p>
            </text:list-item>
          </text:list>
        </text:list-item>
        <text:list-item>
          <text:p text:style-name="P3"><text:span text:style-name="Strong_20_Emphasis">Как добавить новое свойство в прототип?</text:span></text:p>
          <text:list>
            <text:list-item>
              <text:p text:style-name="P8"><text:span text:style-name="Strong_20_Emphasis">Ответ:</text:span> <text:span text:style-name="Source_20_Text">ClassName.prototype.newProperty = 'value';</text:span>.</text:p>
            </text:list-item>
          </text:list>
        </text:list-item>
        <text:list-item>
          <text:p text:style-name="P3"><text:span text:style-name="Strong_20_Emphasis">Что такое функция конструктор?</text:span></text:p>
          <text:list>
            <text:list-item>
              <text:p text:style-name="P8"><text:span text:style-name="Strong_20_Emphasis">Ответ:</text:span> Функция, используемая для создания объектов с определенной структурой и поведением.</text:p>
            </text:list-item>
          </text:list>
        </text:list-item>
        <text:list-item>
          <text:p text:style-name="P3"><text:span text:style-name="Strong_20_Emphasis">Как проверить, является ли объект инстансом функции конструктора?</text:span></text:p>
          <text:list>
            <text:list-item>
              <text:p text:style-name="P3"><text:span text:style-name="Strong_20_Emphasis">Ответ:</text:span> <text:span text:style-name="Source_20_Text">obj instanceof ConstructorFunction</text:span>.</text:p>
            </text:list-item>
          </text:list>
        </text:list-item>
      </text:list>
      <text:p text:style-name="Horizontal_20_Line"/>
      <text:list xml:id="list353969947454200482" text:style-name="L3">
        <text:list-item>
          <text:p text:style-name="P4"><text:span text:style-name="Strong_20_Emphasis">Что такое класс в JavaScript? Для чего он используется?</text:span></text:p>
          <text:list>
            <text:list-item>
              <text:p text:style-name="P9"><text:span text:style-name="Strong_20_Emphasis">Ответ:</text:span> Класс в JavaScript - это шаблон для создания объектов. Он используется для определения свойств и методов, которые будут у объектов этого класса.</text:p>
            </text:list-item>
          </text:list>
        </text:list-item>
        <text:list-item>
          <text:p text:style-name="P4"><text:span text:style-name="Strong_20_Emphasis">Каким образом мы можем создать instance класса?</text:span></text:p>
          <text:list>
            <text:list-item>
              <text:p text:style-name="P9"><text:span text:style-name="Strong_20_Emphasis">Ответ:</text:span> <text:span text:style-name="Source_20_Text">const instance = new ClassName();</text:span>.</text:p>
            </text:list-item>
          </text:list>
        </text:list-item>
        <text:list-item>
          <text:p text:style-name="P4"><text:span text:style-name="Strong_20_Emphasis">За что отвечает </text:span><text:span text:style-name="Strong_20_Emphasis"><text:span text:style-name="Source_20_Text">constructor</text:span></text:span><text:span text:style-name="Strong_20_Emphasis"> в классе?</text:span></text:p>
          <text:list>
            <text:list-item>
              <text:p text:style-name="P9"><text:span text:style-name="Strong_20_Emphasis">Ответ:</text:span> Метод <text:span text:style-name="Source_20_Text">constructor</text:span> в классе выполняет инициализацию объекта при его создании.</text:p>
            </text:list-item>
          </text:list>
        </text:list-item>
        <text:list-item>
          <text:p text:style-name="P4"><text:span text:style-name="Strong_20_Emphasis">За что отвечает </text:span><text:span text:style-name="Strong_20_Emphasis"><text:span text:style-name="Source_20_Text">this</text:span></text:span><text:span text:style-name="Strong_20_Emphasis"> в классе?</text:span></text:p>
          <text:list>
            <text:list-item>
              <text:p text:style-name="P9"><text:soft-page-break/><text:span text:style-name="Strong_20_Emphasis">Ответ:</text:span> <text:span text:style-name="Source_20_Text">this</text:span> в классе ссылается на текущий объект, который будет создан при использовании класса для создания экземпляра.</text:p>
            </text:list-item>
          </text:list>
        </text:list-item>
        <text:list-item>
          <text:p text:style-name="P4"><text:span text:style-name="Strong_20_Emphasis">Что такое свойство класса?</text:span></text:p>
          <text:list>
            <text:list-item>
              <text:p text:style-name="P9"><text:span text:style-name="Strong_20_Emphasis">Ответ:</text:span> Переменные, определенные внутри класса и привязанные к экземплярам класса.</text:p>
            </text:list-item>
          </text:list>
        </text:list-item>
        <text:list-item>
          <text:p text:style-name="P4"><text:span text:style-name="Strong_20_Emphasis">Что такое метод класса?</text:span></text:p>
          <text:list>
            <text:list-item>
              <text:p text:style-name="P9"><text:span text:style-name="Strong_20_Emphasis">Ответ:</text:span> Функции, определенные внутри класса и привязанные к экземплярам класса.</text:p>
            </text:list-item>
          </text:list>
        </text:list-item>
        <text:list-item>
          <text:p text:style-name="P4"><text:span text:style-name="Strong_20_Emphasis">Каким образом мы можем расширить класс?</text:span></text:p>
          <text:list>
            <text:list-item>
              <text:p text:style-name="P9"><text:span text:style-name="Strong_20_Emphasis">Ответ:</text:span> С использованием ключевого слова <text:span text:style-name="Source_20_Text">extends</text:span> и указанием родительского класса.</text:p>
            </text:list-item>
          </text:list>
        </text:list-item>
        <text:list-item>
          <text:p text:style-name="P4"><text:span text:style-name="Strong_20_Emphasis">Что такое наследование?</text:span></text:p>
          <text:list>
            <text:list-item>
              <text:p text:style-name="P9"><text:span text:style-name="Strong_20_Emphasis">Ответ:</text:span> Процесс, при котором один класс может наследовать свойства и методы другого класса.</text:p>
            </text:list-item>
          </text:list>
        </text:list-item>
        <text:list-item>
          <text:p text:style-name="P4"><text:span text:style-name="Strong_20_Emphasis">Как работает </text:span><text:span text:style-name="Strong_20_Emphasis"><text:span text:style-name="Source_20_Text">extends</text:span></text:span><text:span text:style-name="Strong_20_Emphasis">?</text:span></text:p>
          <text:list>
            <text:list-item>
              <text:p text:style-name="P9"><text:span text:style-name="Strong_20_Emphasis">Ответ:</text:span> <text:span text:style-name="Source_20_Text">extends</text:span> используется для создания дочернего класса, который наследует свойства и методы родительского класса.</text:p>
            </text:list-item>
          </text:list>
        </text:list-item>
        <text:list-item>
          <text:p text:style-name="P4"><text:span text:style-name="Strong_20_Emphasis">Что такое </text:span><text:span text:style-name="Strong_20_Emphasis"><text:span text:style-name="Source_20_Text">static</text:span></text:span><text:span text:style-name="Strong_20_Emphasis">? Для чего используется?</text:span></text:p>
          <text:list>
            <text:list-item>
              <text:p text:style-name="P4"><text:span text:style-name="Strong_20_Emphasis">Ответ:</text:span> <text:span text:style-name="Source_20_Text">static</text:span> используется для определения статических методов или свойств, которые принадлежат классу, а не его экземплярам.</text:p>
            </text:list-item>
          </text:list>
        </text:list-item>
      </text:list>
      <text:p text:style-name="Horizontal_20_Line"/>
      <text:list xml:id="list2042797884281739294" text:style-name="L4">
        <text:list-item>
          <text:p text:style-name="P5"><text:span text:style-name="Strong_20_Emphasis">Что такое геттеры?</text:span></text:p>
          <text:list>
            <text:list-item>
              <text:p text:style-name="P10"><text:span text:style-name="Strong_20_Emphasis">Ответ:</text:span> Геттеры - это методы класса, используемые для получения значения свойства.</text:p>
            </text:list-item>
          </text:list>
        </text:list-item>
        <text:list-item>
          <text:p text:style-name="P5"><text:span text:style-name="Strong_20_Emphasis">Что такое сеттеры у классов?</text:span></text:p>
          <text:list>
            <text:list-item>
              <text:p text:style-name="P10"><text:span text:style-name="Strong_20_Emphasis">Ответ:</text:span> Сеттеры - это методы класса, используемые для установки значения свойства.</text:p>
            </text:list-item>
          </text:list>
        </text:list-item>
        <text:list-item>
          <text:p text:style-name="P5"><text:span text:style-name="Strong_20_Emphasis">Каким образом мы можем добавить свойство или метод в прототип, если у нас нет прямого доступа к классу?</text:span></text:p>
          <text:list>
            <text:list-item>
              <text:p text:style-name="P10"><text:span text:style-name="Strong_20_Emphasis">Ответ:</text:span> <text:span text:style-name="Source_20_Text">ClassName.prototype.newProperty = 'value';</text:span> или <text:span text:style-name="Source_20_Text">ClassName.prototype.newMethod = function() {...};</text:span>.</text:p>
            </text:list-item>
          </text:list>
        </text:list-item>
        <text:list-item>
          <text:p text:style-name="P5"><text:span text:style-name="Strong_20_Emphasis">Для чего нам нужно свойство </text:span><text:span text:style-name="Strong_20_Emphasis"><text:span text:style-name="Source_20_Text">super</text:span></text:span><text:span text:style-name="Strong_20_Emphasis"> у класса?</text:span></text:p>
          <text:list>
            <text:list-item>
              <text:p text:style-name="P5"><text:span text:style-name="Strong_20_Emphasis">Ответ:</text:span> <text:span text:style-name="Source_20_Text">super</text:span> используется для вызова метода родительского класса внутри дочернего класса.</text:p>
            </text:list-item>
          </text:list>
        </text:list-item>
      </text:list>
      <text:p text:style-name="Horizontal_20_Line"/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5S</meta:editing-duration>
    <meta:editing-cycles>4</meta:editing-cycles>
    <meta:generator>OpenOffice/4.1.14$Win32 OpenOffice.org_project/4114m1$Build-9811</meta:generator>
    <dc:date>2023-11-30T18:24:09.26</dc:date>
    <meta:document-statistic meta:table-count="0" meta:image-count="0" meta:object-count="0" meta:page-count="3" meta:paragraph-count="68" meta:word-count="748" meta:character-count="5305"/>
    <meta:user-defined meta:name="Info 1"/>
    <meta:user-defined meta:name="Info 2"/>
    <meta:user-defined meta:name="Info 3"/>
    <meta:user-defined meta:name="Info 4"/>
  </office:meta>
</office:document-meta>
</file>